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9055e" officeooo:paragraph-rsid="0019055e"/>
    </style:style>
    <style:style style:name="P2" style:family="paragraph" style:parent-style-name="Text_20_body">
      <style:paragraph-properties fo:text-align="center" style:justify-single-word="false"/>
      <style:text-properties fo:font-style="italic" officeooo:rsid="00197ef9" officeooo:paragraph-rsid="00197ef9" style:font-style-asian="italic" style:font-style-complex="italic"/>
    </style:style>
    <style:style style:name="P3" style:family="paragraph" style:parent-style-name="Heading_20_1">
      <style:paragraph-properties fo:text-align="center" style:justify-single-word="false"/>
      <style:text-properties officeooo:rsid="0019055e" officeooo:paragraph-rsid="0019055e"/>
    </style:style>
    <style:style style:name="P4" style:family="paragraph" style:parent-style-name="Heading_20_2">
      <style:text-properties officeooo:rsid="0019055e" officeooo:paragraph-rsid="001905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Frequently Asked Questions</text:h>
      <text:p text:style-name="P2">(Revision 01, ASM 36)</text:p>
      <text:h text:style-name="P4" text:outline-level="2">How do I add new vaccination types, breeds or internal locations?</text:h>
      <text:p text:style-name="P1">Go to Settings-&gt;Lookup Data, and then choose them from the dropdown list at the upper right side of the screen.</text:p>
      <text:h text:style-name="Heading_20_2" text:outline-level="2">How do I bring an animal back to the shelter after adoption, transfer or fostering?</text:h>
      <text:p text:style-name="P1">Open the animal's record and go the Movements tab. Find the current adoption, transfer or foster movement, edit it and set a return date.</text:p>
      <text:h text:style-name="Heading_20_2" text:outline-level="2">Where do I get some reports?</text:h>
      <text:p text:style-name="P1">Go to Settings-&gt;Reports, then click the "Browse sheltermanager.com" button. You can choose reports from the list and use the "Install" button to add them to your databas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Rawson-Tetley</meta:initial-creator>
    <meta:creation-date>2015-02-19T11:39:05.572044100</meta:creation-date>
    <dc:date>2015-02-19T11:41:39.021361346</dc:date>
    <dc:creator>Robin Rawson-Tetley</dc:creator>
    <meta:editing-duration>PT2M11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8" meta:word-count="110" meta:character-count="642" meta:non-whitespace-character-count="540"/>
  </office:meta>
</office:document-meta>
</file>